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Title" style:master-page-name="Standard">
      <style:paragraph-properties style:page-number="auto"/>
      <style:text-properties style:font-name="Georgia"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atch Out For Strangers</text:p>
      <text:p text:style-name="P2"/>
      <text:p text:style-name="P1"><text:span text:style-name="T1">Read:</text:span> Joshua 9:1-22</text:p>
      <text:p text:style-name="P1"><text:s/></text:p>
      <text:p text:style-name="P1"><text:span text:style-name="T1">Text:</text:span> Genesis 4:7 "If thou doest well, shalt thou not be accepted? <text:s/>and if thou doest not well, sin lieth at the door..."</text:p>
      <text:p text:style-name="P1"/>
      <text:p text:style-name="P1"><text:span text:style-name="T1">Introduction:</text:span> In the story of the Gibeonites <text:s/>we find that these men were not from a far country, as they claimed, but were the next door neighbors of Israel. Joshua and Israel’s leaders made several errors when dealing with these men. First; they failed to listen to the voice of God pinging their conscience. Second; they did not pray about it. Third; they ate of their candy. Fourth; they made peace and put it in writing. I could preach, for an hour, on any of these failures. I want to talk to you today about the stranger and why you should watch out for strangers.</text:p>
      <text:p text:style-name="P1"><text:span text:style-name="T1">I. What/who is a stranger?</text:span> A stranger is someone who you don’t know. Have you ever heard of someone committing a horrendous crime and friends or family will say something like: “I thought that I knew him.” Or “that is not the man that I knew.” The stranger is rarely from a far country. A stranger may be someone who you are acquainted with or someone that you haven’t met but they are usually living in the local community. Much crime is committed by people you know.</text:p>
      <text:p text:style-name="P1"><text:span text:style-name="T1">II. Rule #1 Don’t talk to strangers!</text:span> The children of Israel violated this rule. They should have sent them away with these words ringing in their ears: “If you are not from around here then we are not interested in attacking or destroying you so good bye. No treaty is necessary. Send us a card when you get back home.” Many a child is abducted as a result of stopping to talk to strangers. Many a saint of God is led astray by communing with those who are strangers to their faith. There is a line between sharing your faith and sharing your life. <text:s/>In John 10 Jesus says that His sheep know His voice and they will not follow a stranger.</text:p>
      <text:p text:style-name="P1"><text:span text:style-name="T1">III. Rule #2 Don’t take candy from strangers!</text:span> They shared victuals with these strangers. I have recently started looking at the labels of food that I eat. I do not like to purchase food made in China. Somehow I don’t think that the Chinese have my best interest in mind. They poison their own infant formula and put led paint on toys. They are strangers to me. When I was young you could go trick-or-treating anywhere and not be afraid to eat the candy. Not any more. The rule today is only go trick–or-treating at the homes of people you know. A stranger may try to poison you. We live in an age where we must be careful of who we share our food with. There is spiritual poison on TV, the Internet, the radio, and even some protestant pastors. Don’t swallow all that comes your way. As people who have Christ residing in us we need to be far more discerning of who we accept spiritual food from. If you don’t see Jesus in them then consider them strangers.</text:p>
      <text:p text:style-name="P1"><text:span text:style-name="T1">IV. Rule #3 Don’t get into a car with a stranger!</text:span> <text:span text:style-name="T1">And don’t let a stranger get into your car!</text:span> I know a man who was 12 years old when a man drove up, as he was sitting on some church steps, and called him over. He walked up to the car and the man offered him a ride. He looked into the car and the man was exposing himself. The 12 year old took off running for home. The stranger was a local man. To get into that car would mean molestation and probably death. Far too many Christians get far too close with people who mean to do them harm spiritually. If you are born into the family of God then that cute girl or handsome boy down the road that is not born into the family of God is a stranger to you. You have no business together. You are not even on the same road or going in the same direction. We need to be careful about business connections with those who are spiritual strangers. Don’t let the lost carjack you. Lock your doors and step on the gas if they get too close. Sampson was destroyed by someone that he thought loved him. Esau was destroyed by someone that he called brother. We need to make better choices of who we hang out with.</text:p>
      <text:p text:style-name="P1"><text:s text:c="2"/>The stranger in the car is usually the driver and therefore he/she is choosing where we are going.</text:p>
      <text:p text:style-name="P1"><text:span text:style-name="T1">Conclude:</text:span> I read the book about the prayer of Jabez. His prayer contained these words: I Chronicles 4:10 “…that thou wouldest keep me from evil, that it may not grieve me!…” since reading that book I have begun to pray, daily, that God would keep me from sin and that He would keep sin away from the door of my life.</text:p>
      <text:p text:style-name="P1"><text:s text:c="2"/>Do you have any strangers that need to be kicked out of your life? Is sin lying at your door? Are you committed to people and/or things that are dragging you down or sapping the spiritual life out of you? Have you become entangled with strangers and can’t seem to get a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Watch Out For Sin</dc:title>
    <meta:initial-creator>Joel Tice</meta:initial-creator>
    <meta:creation-date>2008-09-27T22:58:00</meta:creation-date>
    <dc:creator>j </dc:creator>
    <dc:date>2021-04-02T09:48:46.43</dc:date>
    <meta:editing-cycles>5</meta:editing-cycles>
    <meta:editing-duration>PT3H48M4S</meta:editing-duration>
    <meta:generator>OpenOffice/4.1.3$Win32 OpenOffice.org_project/413m1$Build-9783</meta:generator>
    <meta:document-statistic meta:table-count="0" meta:image-count="0" meta:object-count="0" meta:page-count="1" meta:paragraph-count="12" meta:word-count="884" meta:character-count="4638"/>
  </office:meta>
</office:document-meta>
</file>